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center" style:justify-single-word="false"/>
      <style:text-properties fo:color="#6666ff"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 style:list-style-name="L3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 style:list-style-name="L6">
      <style:paragraph-properties fo:text-align="center" style:justify-single-word="false">
        <style:tab-stops>
          <style:tab-stop style:position="11.43cm"/>
        </style:tab-stops>
      </style:paragraph-properties>
      <style:text-properties fo:color="#6666ff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 style:list-style-name="L2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 style:list-style-name="L4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0" style:family="paragraph" style:parent-style-name="Standard" style:list-style-name="L7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 style:list-style-name="L5">
      <style:paragraph-properties fo:text-align="start" style:justify-single-word="false">
        <style:tab-stops>
          <style:tab-stop style:position="11.43cm"/>
        </style:tab-stops>
      </style:paragraph-properties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 style:border-line-width-bottom="0.088cm 0.035cm 0.035cm" fo:padding="0.074cm" fo:border-left="none" fo:border-right="none" fo:border-top="none" fo:border-bottom="0.158cm double #000000" style:join-border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VIVAIO FELICE – PROJECT WORK</text:p>
      <text:p text:style-name="P1"/>
      <text:list xml:id="list3867407249539628997" text:style-name="L1">
        <text:list-item>
          <text:p text:style-name="P2">COS'E' UN'AUTO -</text:p>
        </text:list-item>
      </text:list>
      <text:p text:style-name="P6"/>
      <text:list xml:id="list8883252674736120074" text:style-name="L2">
        <text:list-item>
          <text:p text:style-name="P8">marca </text:p>
        </text:list-item>
        <text:list-item>
          <text:p text:style-name="P8">modello</text:p>
        </text:list-item>
        <text:list-item>
          <text:p text:style-name="P8">TARGA •</text:p>
        </text:list-item>
        <text:list-item>
          <text:p text:style-name="P8">lv serbatoio</text:p>
        </text:list-item>
        <text:list-item>
          <text:p text:style-name="P8">capienza carichi</text:p>
        </text:list-item>
        <text:list-item>
          <text:p text:style-name="P8">classe di consumo (carburante – euro X)</text:p>
        </text:list-item>
        <text:list-item>
          <text:p text:style-name="P8">ultima manutenzione</text:p>
        </text:list-item>
        <text:list-item>
          <text:p text:style-name="P8">kmtraggio</text:p>
        </text:list-item>
        <text:list-item>
          <text:p text:style-name="P8">(eventuale carico presente)</text:p>
        </text:list-item>
        <text:list-item>
          <text:p text:style-name="P8">sede</text:p>
        </text:list-item>
        <text:list-item>
          <text:p text:style-name="P8">data assicurazione</text:p>
        </text:list-item>
        <text:list-item>
          <text:p text:style-name="P8">bollo</text:p>
        </text:list-item>
        <text:list-item>
          <text:p text:style-name="P8">attrezzatura disponibile</text:p>
        </text:list-item>
      </text:list>
      <text:p text:style-name="P7"/>
      <text:list xml:id="list3017062405068270210" text:style-name="L3">
        <text:list-item>
          <text:p text:style-name="P4"><text:span text:style-name="T1">DIPENDENTE -</text:span></text:p>
        </text:list-item>
      </text:list>
      <text:p text:style-name="P3"><text:span text:style-name="T1"/></text:p>
      <text:list xml:id="list1541411301189586013" text:style-name="L4">
        <text:list-item>
          <text:p text:style-name="P9">nome</text:p>
        </text:list-item>
        <text:list-item>
          <text:p text:style-name="P9">cognome</text:p>
        </text:list-item>
        <text:list-item>
          <text:p text:style-name="P9">codice fiscale <text:s/>•</text:p>
        </text:list-item>
        <text:list-item>
          <text:p text:style-name="P9">data di nascita</text:p>
        </text:list-item>
        <text:list-item>
          <text:p text:style-name="P9">residenza</text:p>
        </text:list-item>
        <text:list-item>
          <text:p text:style-name="P9">id aziendale •</text:p>
        </text:list-item>
        <text:list-item>
          <text:p text:style-name="P9">reparto</text:p>
        </text:list-item>
        <text:list-item>
          <text:p text:style-name="P9">mansione</text:p>
        </text:list-item>
        <text:list-item>
          <text:p text:style-name="P9">sede</text:p>
        </text:list-item>
        <text:list-item>
          <text:p text:style-name="P9">possesso patente</text:p>
        </text:list-item>
        <text:list-item>
          <text:p text:style-name="P9">userid (forse id aziendale)</text:p>
        </text:list-item>
        <text:list-item>
          <text:p text:style-name="P9">password</text:p>
        </text:list-item>
      </text:list>
      <text:list xml:id="list7845316676512936490" text:style-name="L6">
        <text:list-item>
          <text:p text:style-name="P5"><text:span text:style-name="T1">UTILIZZO -</text:span></text:p>
        </text:list-item>
      </text:list>
      <text:p text:style-name="P3"><text:span text:style-name="T1"/></text:p>
      <text:list xml:id="list2431236799375147960" text:style-name="L5">
        <text:list-item>
          <text:p text:style-name="P12"><text:span text:style-name="T2">disponibilità</text:span></text:p>
        </text:list-item>
        <text:list-item>
          <text:p text:style-name="P12"><text:span text:style-name="T2">sede </text:span></text:p>
        </text:list-item>
        <text:list-item>
          <text:p text:style-name="P12"><text:span text:style-name="T2">km pre uso</text:span></text:p>
        </text:list-item>
        <text:list-item>
          <text:p text:style-name="P12"><text:span text:style-name="T2">km post uso</text:span></text:p>
        </text:list-item>
        <text:list-item>
          <text:p text:style-name="P12"><text:span text:style-name="T2">id dipendente che l'ha prenotata</text:span></text:p>
        </text:list-item>
        <text:list-item>
          <text:p text:style-name="P12"><text:span text:style-name="T2">destinazione</text:span></text:p>
        </text:list-item>
        <text:list-item>
          <text:p text:style-name="P12"><text:span text:style-name="T2">carico</text:span></text:p>
        </text:list-item>
        <text:list-item>
          <text:p text:style-name="P12"><text:span text:style-name="T2">motivo</text:span></text:p>
        </text:list-item>
        <text:list-item>
          <text:p text:style-name="P12"><text:span text:style-name="T2">data utilizzo</text:span></text:p>
        </text:list-item>
        <text:list-item>
          <text:p text:style-name="P12"><text:span text:style-name="T2">inizio utilizzo</text:span></text:p>
        </text:list-item>
        <text:list-item>
          <text:p text:style-name="P12"><text:span text:style-name="T2">fine utilizzo</text:span></text:p>
        </text:list-item>
        <text:list-item>
          <text:p text:style-name="P12"><text:span text:style-name="T2">spese di viaggio</text:span></text:p>
        </text:list-item>
        <text:list-item>
          <text:p text:style-name="P12"><text:soft-page-break/><text:span text:style-name="T2">multe</text:span></text:p>
        </text:list-item>
        <text:list-item>
          <text:p text:style-name="P12"><text:span text:style-name="T2">incidenti</text:span></text:p>
        </text:list-item>
        <text:list-item>
          <text:p text:style-name="P12"><text:span text:style-name="T2">rifornimenti (spesa)</text:span></text:p>
        </text:list-item>
      </text:list>
      <text:p text:style-name="P11"><text:span text:style-name="T2"/></text:p>
      <text:p text:style-name="P11"><text:span text:style-name="T2"/></text:p>
      <text:p text:style-name="P11"><text:span text:style-name="T2"/></text:p>
      <text:list xml:id="list30506195" text:continue-list="list3017062405068270210" text:style-name="L3">
        <text:list-item>
          <text:p text:style-name="P4"><text:span text:style-name="T1">MANUTENZIONE -</text:span></text:p>
        </text:list-item>
      </text:list>
      <text:p text:style-name="P3"><text:span text:style-name="T1"/></text:p>
      <text:list xml:id="list7986733566881875614" text:style-name="L7">
        <text:list-item>
          <text:p text:style-name="P10">id manutenzione <text:s/>•</text:p>
        </text:list-item>
        <text:list-item>
          <text:p text:style-name="P10">tipo di guasto</text:p>
        </text:list-item>
        <text:list-item>
          <text:p text:style-name="P10">data </text:p>
        </text:list-item>
        <text:list-item>
          <text:p text:style-name="P10">durata manutenzione</text:p>
        </text:list-item>
        <text:list-item>
          <text:p text:style-name="P10">lavoro effettuato</text:p>
        </text:list-item>
        <text:list-item>
          <text:p text:style-name="P10">manutentore</text:p>
        </text:list-item>
        <text:list-item>
          <text:p text:style-name="P10">spesa manutenzione</text:p>
        </text:list-item>
        <text:list-item>
          <text:p text:style-name="P10">man. Ordinaria date</text:p>
        </text:list-item>
        <text:list-item>
          <text:p text:style-name="P10">km tagliando</text:p>
        </text:list-item>
        <text:list-item>
          <text:p text:style-name="P10">scadenza bollo e assicurazione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Ramponi</meta:initial-creator>
    <meta:creation-date>2020-01-28T08:55:52.69</meta:creation-date>
    <dc:date>2020-01-28T10:29:44.68</dc:date>
    <dc:creator>Alberto Ramponi</dc:creator>
    <meta:editing-duration>PT1H33M47S</meta:editing-duration>
    <meta:editing-cycles>11</meta:editing-cycles>
    <meta:generator>OpenOffice/4.1.7$Win32 OpenOffice.org_project/417m1$Build-9800</meta:generator>
    <meta:document-statistic meta:table-count="0" meta:image-count="0" meta:object-count="0" meta:page-count="2" meta:paragraph-count="55" meta:word-count="169" meta:character-count="812"/>
  </office:meta>
</office:document-meta>
</file>